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automatic-styles>
    <style:style style:name="P1" style:family="paragraph" style:parent-style-name="_5b_Basic_20_Paragraph_5d_">
      <style:text-properties style:font-name="Arial"/>
    </style:style>
    <style:style style:name="P2" style:family="paragraph" style:parent-style-name="_5b_Basic_20_Paragraph_5d_">
      <style:paragraph-properties fo:margin-top="0cm" fo:margin-bottom="0cm" loext:contextual-spacing="false"/>
      <style:text-properties style:text-outline="false" style:font-name="Ruda-Bold" fo:font-size="30pt" fo:font-weight="bold" style:font-size-asian="30pt" style:font-weight-asian="bold"/>
    </style:style>
    <style:style style:name="P3" style:family="paragraph" style:parent-style-name="_5b_Basic_20_Paragraph_5d_">
      <style:paragraph-properties fo:margin-top="0cm" fo:margin-bottom="0cm" loext:contextual-spacing="false"/>
      <style:text-properties style:text-outline="false" style:font-name="Ruda-Bold" fo:font-size="18pt" fo:font-weight="bold" style:font-size-asian="18pt" style:font-weight-asian="bold"/>
    </style:style>
    <style:style style:name="P4" style:family="paragraph" style:parent-style-name="_5b_Basic_20_Paragraph_5d_">
      <style:paragraph-properties fo:margin-top="0cm" fo:margin-bottom="0cm" loext:contextual-spacing="false"/>
      <style:text-properties style:text-outline="false" style:font-name="Ruda"/>
    </style:style>
    <style:style style:name="P5" style:family="paragraph" style:parent-style-name="_5b_Basic_20_Paragraph_5d_">
      <style:paragraph-properties fo:margin-top="0cm" fo:margin-bottom="0cm" loext:contextual-spacing="false"/>
      <style:text-properties fo:color="#d80000" style:text-outline="false" style:font-name="Ruda"/>
    </style:style>
    <style:style style:name="P6" style:family="paragraph" style:parent-style-name="_5b_Basic_20_Paragraph_5d_">
      <style:paragraph-properties fo:margin-top="0cm" fo:margin-bottom="0cm" loext:contextual-spacing="false"/>
      <style:text-properties fo:color="#00ffff" style:text-outline="false" style:font-name="Ruda"/>
    </style:style>
    <style:style style:name="P7" style:family="paragraph" style:parent-style-name="_5b_Basic_20_Paragraph_5d_">
      <style:paragraph-properties fo:margin-top="0cm" fo:margin-bottom="0cm" loext:contextual-spacing="false"/>
      <style:text-properties style:font-name="Arial"/>
    </style:style>
    <style:style style:name="P8" style:family="paragraph" style:parent-style-name="Standard">
      <style:text-properties style:font-name="Arial"/>
    </style:style>
    <style:style style:name="T1" style:family="text">
      <style:text-properties style:text-outline="false"/>
    </style:style>
    <style:style style:name="T2" style:family="text">
      <style:text-properties style:text-outline="false" style:font-name="Ruda-Bold" fo:font-size="30pt" fo:font-weight="bold" style:font-size-asian="30pt" style:font-weight-asian="bold"/>
    </style:style>
    <style:style style:name="T3" style:family="text">
      <style:text-properties style:text-outline="false" style:font-name="Ruda-Bold" fo:font-size="18pt" fo:font-weight="bold" style:font-size-asian="18pt" style:font-weight-asian="bold"/>
    </style:style>
    <style:style style:name="T4" style:family="text">
      <style:text-properties style:text-outline="false" style:font-name="Ruda"/>
    </style:style>
    <style:style style:name="T5" style:family="text">
      <style:text-properties style:text-outline="false" fo:font-size="30pt" fo:font-weight="bold" style:font-size-asian="30pt" style:font-weight-asian="bold"/>
    </style:style>
    <style:style style:name="T6" style:family="text">
      <style:text-properties style:text-outline="false" fo:font-size="18pt" fo:font-weight="bold" style:font-size-asian="18pt" style:font-weight-asian="bold"/>
    </style:style>
    <style:style style:name="T7" style:family="text">
      <style:text-properties style:text-outline="false" style:font-name="Arial"/>
    </style:style>
    <style:style style:name="T8" style:family="text">
      <style:text-properties style:text-outline="false" style:font-name="Arial" fo:font-size="30pt" fo:font-weight="bold" style:font-size-asian="30pt" style:font-weight-asian="bold"/>
    </style:style>
    <style:style style:name="T9" style:family="text">
      <style:text-properties style:text-outline="false" style:font-name="Arial" fo:font-size="18pt" fo:font-weight="bold" style:font-size-asian="18pt" style:font-weight-asian="bold"/>
    </style:style>
    <style:style style:name="T10" style:family="text">
      <style:text-properties fo:color="#00ffff" style:text-outline="false" style:font-name="Ruda"/>
    </style:style>
    <style:style style:name="T11" style:family="text">
      <style:text-properties fo:color="#00ffff" style:text-outline="false"/>
    </style:style>
    <style:style style:name="T12" style:family="text">
      <style:text-properties fo:color="#00ffff" style:text-outline="false" style:font-name="Arial"/>
    </style:style>
    <style:style style:name="T13" style:family="text">
      <style:text-properties fo:color="#d80000" style:text-outline="false" style:font-name="Ruda"/>
    </style:style>
    <style:style style:name="T14" style:family="text">
      <style:text-properties fo:color="#d80000" style:text-outline="false"/>
    </style:style>
    <style:style style:name="T15" style:family="text">
      <style:text-properties fo:color="#d80000" style:text-outline="false" style:font-name="Arial"/>
    </style:style>
    <style:style style:name="T16" style:family="text">
      <style:text-properties style:font-name="Ruda"/>
    </style:style>
    <style:style style:name="T17"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5b_Basic_20_Paragraph_5d_"><text:span text:style-name="h1"><text:span text:style-name="T8">Deckblatt</text:span></text:span></text:p>
      <text:p text:style-name="P2"><text:span text:style-name="h1"><text:span text:style-name="T17"/></text:span></text:p>
      <text:p text:style-name="_5b_Basic_20_Paragraph_5d_"><text:span text:style-name="p-Eigene-Inhalte"><text:span text:style-name="T7">Farb Style Legende:</text:span></text:span></text:p>
      <text:p text:style-name="_5b_Basic_20_Paragraph_5d_"><text:span text:style-name="h1"><text:span text:style-name="T8">Überschrift 1</text:span></text:span></text:p>
      <text:p text:style-name="_5b_Basic_20_Paragraph_5d_"><text:span text:style-name="h2"><text:span text:style-name="T9">Überschrift 2</text:span></text:span></text:p>
      <text:p text:style-name="_5b_Basic_20_Paragraph_5d_"><text:span text:style-name="p-Beispiele"><text:span text:style-name="T12">Beispiele</text:span></text:span></text:p>
      <text:p text:style-name="_5b_Basic_20_Paragraph_5d_"><text:span text:style-name="p-Erläuterungen"><text:span text:style-name="T15">Erläuterungen</text:span></text:span></text:p>
      <text:p text:style-name="_5b_Basic_20_Paragraph_5d_"><text:span text:style-name="p-Eigene-Inhalte"><text:span text:style-name="T7">Eigene Inhalte</text:span></text:span></text:p>
      <text:p text:style-name="P2"><text:span text:style-name="h1"><text:span text:style-name="T17"/></text:span></text:p>
      <text:p text:style-name="P7"/>
      <text:p text:style-name="_5b_Basic_20_Paragraph_5d_"><text:span text:style-name="h1"><text:span text:style-name="T8">GAME DESIGN DOCUMENT - GDD</text:span></text:span></text:p>
      <text:p text:style-name="P1">Teamprojekt Game Developement - Game Design</text:p>
      <text:p text:style-name="P1">Dozenten Prof. Dr. Linda Breitlauch - Projekt Abgabe bis 31.08.2014</text:p>
      <text:p text:style-name="P7"/>
      <text:p text:style-name="P1">Projekt Beteiligte: </text:p>
      <text:p text:style-name="P1">David Wichter, wichterd@hochschule-trier.de, DMS, Programmierung, System-Design</text:p>
      <text:p text:style-name="P1">Jonas Tsigos, tsigosj@hochschule-trier.de, IMD, Konzept, Story, Grafik-Design</text:p>
      <text:p text:style-name="P1">Yannick Assert, asserty@hochschule-trier.de, DMS, Programmierung, System-Design</text:p>
      <text:p text:style-name="P7"/>
      <text:p text:style-name="_5b_Basic_20_Paragraph_5d_"><text:span text:style-name="h1"><text:span text:style-name="T8">Inhaltsverzeichnis</text:span></text:span></text:p>
      <text:p text:style-name="P7"/>
      <text:p text:style-name="_5b_Basic_20_Paragraph_5d_"><text:span text:style-name="h1"><text:span text:style-name="T8">I. Game Overview</text:span></text:span></text:p>
      <text:p text:style-name="_5b_Basic_20_Paragraph_5d_"><text:span text:style-name="p-Erläuterungen"><text:span text:style-name="T15">In diesem Teil fasst man sich möglichst kurz, da er oft als Pitching Document verwendet wird. 2-5 Seiten (ca. 10 Minuten Lesezeit) sind optimal: hier bekommt der Leser erst einmal einen kurzen Eindruck vom Spiel.</text:span></text:span></text:p>
      <text:p text:style-name="P5"><text:span text:style-name="p-Erläuterungen"><text:span text:style-name="T17"/></text:span></text:p>
      <text:p text:style-name="_5b_Basic_20_Paragraph_5d_"><text:span text:style-name="p-Eigene-Inhalte"><text:span text:style-name="T7">Eruca - Soon a cocoon</text:span></text:span></text:p>
      <text:p text:style-name="_5b_Basic_20_Paragraph_5d_"><text:span text:style-name="p-Eigene-Inhalte"><text:span text:style-name="T7">Evolutionslogo</text:span></text:span></text:p>
      <text:p text:style-name="P5"><text:span text:style-name="p-Erläuterungen"><text:span text:style-name="T17"/></text:span></text:p>
      <text:p text:style-name="P4"><text:span text:style-name="p-Eigene-Inhalte"><text:span text:style-name="T17"/></text:span></text:p>
      <text:p text:style-name="_5b_Basic_20_Paragraph_5d_"><text:span text:style-name="p-Eigene-Inhalte"><text:span text:style-name="T7">Eines Tages entdeckt die junge Raupe Eruca, dass die Welt noch weiter geht als bis zu dem nächten Baum. <text:s/>sie beschließt sich auf eine abenteuerliche Reise zu begeben.</text:span></text:span></text:p>
      <text:p text:style-name="P4"><text:span text:style-name="p-Eigene-Inhalte"><text:span text:style-name="T17"/></text:span></text:p>
      <text:p text:style-name="P5"><text:span text:style-name="p-Erläuterungen"><text:span text:style-name="T17"/></text:span></text:p>
      <text:p text:style-name="P5"><text:span text:style-name="p-Erläuterungen"><text:span text:style-name="T17"/></text:span></text:p>
      <text:p text:style-name="_5b_Basic_20_Paragraph_5d_"><text:span text:style-name="h2"><text:span text:style-name="T9">Einführung / Introduction</text:span></text:span><text:span text:style-name="p-Erläuterungen"><text:span text:style-name="T15"> (optional)</text:span></text:span></text:p>
      <text:p text:style-name="_5b_Basic_20_Paragraph_5d_"><text:span text:style-name="p-Erläuterungen"><text:span text:style-name="T15">Da es unterschiedliche Konzeptformen gibt (Pitching Document, Design Treatment usw.) sollte hier kurz beschreiben werden, für wen das Konzept gedacht ist und um </text:span></text:span><text:soft-page-break/><text:span text:style-name="p-Erläuterungen"><text:span text:style-name="T15">welchen Konzepttyp es sich hierbei handelt. Wenn es eine Historie des Dokuments gibt, sollte man hier darauf verweisen (falls sie sehr lang ist) oder an dieser Stelle einfügen (falls sie noch sehr kurz ist).</text:span></text:span></text:p>
      <text:p text:style-name="P4"><text:span text:style-name="p-Eigene-Inhalte"><text:span text:style-name="T17"/></text:span></text:p>
      <text:p text:style-name="_5b_Basic_20_Paragraph_5d_"><text:span text:style-name="p-Eigene-Inhalte"><text:span text:style-name="T7">Dieses Dokument beinhaltet die Konzeption, Planung und Entwicklung eines PC (Android, iOs) 2D-Jump&amp;Run side scroller Spiels. Der Spieler steuert eine action Spielfigur aus mehreren Segmenten und bewegt sich von links nach rechts auf Plattformen durch ein Level. Abgründe, bewegliche Hindernisse und Gegner erschweren den Weg an das Levelende.</text:span></text:span></text:p>
      <text:p text:style-name="_5b_Basic_20_Paragraph_5d_"><text:span text:style-name="p-Eigene-Inhalte"><text:span text:style-name="T7">Das Real World Environment Leveldesign ist konsequent im natur Aquarell Collagen Style gemalt.</text:span></text:span></text:p>
      <text:p text:style-name="P7"/>
      <text:p text:style-name="_5b_Basic_20_Paragraph_5d_"><text:span text:style-name="h2"><text:span text:style-name="T9">Vision Statement</text:span></text:span></text:p>
      <text:p text:style-name="_5b_Basic_20_Paragraph_5d_"><text:span text:style-name="p-Erläuterungen"><text:span text:style-name="T15">Kurzfassung des Stoffs und des USP auf ½ bis eine A4-Seite. </text:span></text:span></text:p>
      <text:p text:style-name="P5"><text:span text:style-name="p-Erläuterungen"><text:span text:style-name="T17"/></text:span></text:p>
      <text:p text:style-name="_5b_Basic_20_Paragraph_5d_"><text:span text:style-name="p-Erläuterungen"><text:span text:style-name="T15">Wichtige Aspekte sind: Spielumgebung und narrativer Kontext, Kurzbeschreibung des Gameplays (kann ggffs. mit <text:s/>Genrebezeichnung abgedeckt werden), Core Feature: Was ist das Besondere an dem Projekt (das kann alles Mögliche sein, vom Spielprinzip über </text:span></text:span></text:p>
      <text:p text:style-name="P5"><text:span text:style-name="p-Erläuterungen"><text:span text:style-name="T17"/></text:span></text:p>
      <text:p text:style-name="_5b_Basic_20_Paragraph_5d_"><text:span text:style-name="p-Erläuterungen"><text:span text:style-name="T15">[Möglichkeit 1: direkte Ansprache an den Spieler. Nicht immer geeignet, zumindest nicht dann, wenn das Konzept einem Publisher vorgelegt werden soll. Kann aber auch als Einführung ins Vision Statement, ähnlich wie ein Mottozitat verwendet werden.</text:span></text:span></text:p>
      <text:p text:style-name="P7"/>
      <text:p text:style-name="_5b_Basic_20_Paragraph_5d_"><text:span text:style-name="p-Beispiele"><text:span text:style-name="T12">Beispiel: „Bekämpfe als Dr. Bene, dem renommiertesten medizinischen Lokaltherapeuten, einmal wirklich patientennah Krankheiten auf der anatomischen Fahrt durch die Körper Deiner Patienten. Lasse Dich mit Deinen nanoDoc-Kollegen samt Mini-U-Boot schrumpfen und gelange dadurch direkt zur Wurzel allen Übels – zu den Krankheitserregern!“]</text:span></text:span></text:p>
      <text:p text:style-name="P6"><text:span text:style-name="p-Beispiele"><text:span text:style-name="T17"/></text:span></text:p>
      <text:p text:style-name="_5b_Basic_20_Paragraph_5d_"><text:span text:style-name="p-Eigene-Inhalte"><text:span text:style-name="T7">Erlebe mit der Raupe “Eruca“ eine abenteuerliche Reise durch die Natur. Finde Nahrung und weiche Hindernissen aus um das Ziel zu erreichen.</text:span></text:span></text:p>
      <text:p text:style-name="P7"/>
      <text:p text:style-name="_5b_Basic_20_Paragraph_5d_"><text:span text:style-name="p-Erläuterungen"><text:span text:style-name="T15">[Möglichkeit 2: Knappe, nicht personalisierte Zusammenfassung. </text:span></text:span></text:p>
      <text:p text:style-name="_5b_Basic_20_Paragraph_5d_"><text:span text:style-name="p-Erläuterungen"><text:span text:style-name="T15">Beispiel: „In nanoDoc geht es um den herausragenden Medizinwissenschaftler Dr. Bene, Leiter des weltberühmten nanoDoc-Teams. Unter seinem Kommando führt er das nanoDoc-Team in einem geschrumpften U-Boot durch die Körper seiner Patienten. In den verschlungenen 3D-Körperwelten der Gefäße und Organe muss er direkt vor Ort unterschiedliche Krankheiten wie wirksam bekämpfen….]</text:span></text:span></text:p>
      <text:p text:style-name="P5"><text:span text:style-name="p-Erläuterungen"><text:span text:style-name="T17"/></text:span></text:p>
      <text:p text:style-name="_5b_Basic_20_Paragraph_5d_"><text:span text:style-name="p-Erläuterungen"><text:span text:style-name="T15">[Möglichkeit 3: Kann auch die Auftragsbeschreibung enthalten. </text:span></text:span></text:p>
      <text:p text:style-name="_5b_Basic_20_Paragraph_5d_"><text:span text:style-name="p-Erläuterungen"><text:span text:style-name="T15">Beispiel: Die Firma Mustermann plant die Entwicklung und den Vertrieb eines Serious Game, das ambitionierten Medizinstudenten oder gestandenen Ärzten die Möglichkeit geben soll, ihr medizinisches Wissen in einer anschaulichen und immersiven Spielsituation anzuwenden..] </text:span></text:span></text:p>
      <text:p text:style-name="P5"><text:span text:style-name="p-Erläuterungen"><text:span text:style-name="T17"/></text:span></text:p>
      <text:p text:style-name="_5b_Basic_20_Paragraph_5d_"><text:span text:style-name="p-Erläuterungen"><text:span text:style-name="T15">Möglichkeit 4: Marktbezogenes Vision Statement:</text:span></text:span></text:p>
      <text:p text:style-name="_5b_Basic_20_Paragraph_5d_"><text:span text:style-name="p-Erläuterungen"><text:span text:style-name="T15">[Beispiel: This simulation is playing during World War II offering the player to play the German or American side. The game features battles waged between German tank forces commanded by the distinguished general Erwin Rommel against the American </text:span></text:span><text:soft-page-break/><text:span text:style-name="p-Erläuterungen"><text:span text:style-name="T15">forces in WWII. All scenarios are based upon the context of actual tank battles wages between late 1942 and 1944.This could have potentially posed a problem in the German market where the prohibition of unsuitable software products has been previously encountered.]</text:span></text:span></text:p>
      <text:p text:style-name="P3"><text:span text:style-name="h2"><text:span text:style-name="T17"/></text:span></text:p>
      <text:p text:style-name="_5b_Basic_20_Paragraph_5d_"><text:span text:style-name="h2"><text:span text:style-name="T9">Feature List / Use Cases</text:span></text:span></text:p>
      <text:p text:style-name="_5b_Basic_20_Paragraph_5d_"><text:span text:style-name="p-Erläuterungen"><text:span text:style-name="T15">Hier werden die (wichtigsten) Features kurz aufgezählt. Wichtig: Es geht hierbei nur darum, dem Leser einen Eindruck des Spielgefühls (Player Experience), des Gameplays, ggffs. der Steuerung und des Interface zu vermitteln. </text:span></text:span></text:p>
      <text:p text:style-name="P7"/>
      <text:p text:style-name="_5b_Basic_20_Paragraph_5d_"><text:span text:style-name="p-Beispiele"><text:span text:style-name="T12">[Beispiel:</text:span></text:span></text:p>
      <text:p text:style-name="_5b_Basic_20_Paragraph_5d_"><text:span text:style-name="p-Beispiele"><text:span text:style-name="T12">Das Spiel wird aus der Isoperspektive gespielt</text:span></text:span></text:p>
      <text:p text:style-name="_5b_Basic_20_Paragraph_5d_"><text:span text:style-name="p-Beispiele"><text:span text:style-name="T12">Zu Beginn einer Spielrunde wird aus max. 20 Einheiten entsprechend eines festen Budgets eine Gruppe zusammen gestellt</text:span></text:span></text:p>
      <text:p text:style-name="_5b_Basic_20_Paragraph_5d_"><text:span text:style-name="p-Beispiele"><text:span text:style-name="T12">Je nach Eigenschaften der Einheiten verändert sich die zu wählende Taktik im anschließenden, rundenbasierten sportlichen Wettkampf</text:span></text:span></text:p>
      <text:p text:style-name="_5b_Basic_20_Paragraph_5d_"><text:span text:style-name="p-Beispiele"><text:span text:style-name="T12">Der Spieler steigt aufgrund seiner Siege und Teilnahmen an Wettkämpfen (Anzahl) auf. Je höher das Level des Spielers ist, desto höher ist das Anfangsbudget vor jedem Wettkampf.]</text:span></text:span></text:p>
      <text:p text:style-name="P3"><text:span text:style-name="h2"><text:span text:style-name="T17"/></text:span></text:p>
      <text:p text:style-name="P4"><text:span text:style-name="p-Eigene-Inhalte"><text:span text:style-name="T17"/></text:span></text:p>
      <text:p text:style-name="_5b_Basic_20_Paragraph_5d_"><text:span text:style-name="p-Eigene-Inhalte"><text:span text:style-name="T7">Der Spieler steuert die Raupe von links nach rechts über teils bewegliche Plattformen, über Abgründe und vorbei an Gegnern durch aufregende Levels bis an ihr Ziel. Eine Besonderheit ist der Körper des Charakters. Dieses fungiert auch als “Energie”-Anzeige. Die Raupe besteht aus 1-10 Segmenten, welche sich bei Kollision abtrennen können. Durch geschickte Nahrungsaufnahme (Items) kann die Raupe ihren Körper wiederherstellen.</text:span></text:span></text:p>
      <text:p text:style-name="P4"><text:span text:style-name="p-Eigene-Inhalte"><text:span text:style-name="T17"/></text:span></text:p>
      <text:p text:style-name="_5b_Basic_20_Paragraph_5d_"><text:span text:style-name="p-Eigene-Inhalte"><text:span text:style-name="T7">- Die Raupe kann laufen, springen, etwas klettern, sich zusammenziehen (defence/attack), </text:span></text:span></text:p>
      <text:p text:style-name="P3"><text:span text:style-name="h2"><text:span text:style-name="T17"/></text:span></text:p>
      <text:p text:style-name="_5b_Basic_20_Paragraph_5d_"><text:span text:style-name="h2"><text:span text:style-name="T9">Genre</text:span></text:span></text:p>
      <text:p text:style-name="_5b_Basic_20_Paragraph_5d_"><text:span text:style-name="p-Erläuterungen"><text:span text:style-name="T15">Genrebezeichnungen können je nach Status des Projektes einschränken, dennoch ist eine zumindest grobe Festlegung sinnvoll für die Einschätzung der Zielgruppe. Falls es sich um ein Serious Game Konzept handelt, sollte dem Konzept im 2. Teil (Game Perspectives) ein didaktisches Konzept hinzugefügt werden.</text:span></text:span></text:p>
      <text:p text:style-name="P7"/>
      <text:p text:style-name="P1">2D-Jump&amp;Run side scroller</text:p>
      <text:p text:style-name="P7"/>
      <text:p text:style-name="_5b_Basic_20_Paragraph_5d_"><text:span text:style-name="h2"><text:span text:style-name="T9">Kurzexposé, Synopse</text:span></text:span></text:p>
      <text:p text:style-name="_5b_Basic_20_Paragraph_5d_"><text:span text:style-name="p-Erläuterungen"><text:span text:style-name="T15">Hier wird kurz auf die Geschichte des Spiels eingegangen. Selbst wenn das Spiel sehr storylastig sein sollte, wird an dieser Stelle nur ein kurzer Einstieg in die Geschichte gewährt. Wichtig auch: wie funktioniert die Mechanik des Interactive Storytelling? Gesamtlänge: nicht mehr als eine A4-Seite.</text:span></text:span></text:p>
      <text:p text:style-name="P5"><text:span text:style-name="p-Erläuterungen"><text:span text:style-name="T17"/></text:span></text:p>
      <text:p text:style-name="_5b_Basic_20_Paragraph_5d_"><text:span text:style-name="p-Erläuterungen"><text:span text:style-name="T15">Zwei Möglichkeiten:</text:span></text:span></text:p>
      <text:p text:style-name="P7"><text:soft-page-break/></text:p>
      <text:p text:style-name="_5b_Basic_20_Paragraph_5d_"><text:span text:style-name="h2"><text:span text:style-name="T9">Kurzexposé: </text:span></text:span></text:p>
      <text:p text:style-name="P3"><text:span text:style-name="h2"><text:span text:style-name="T17"/></text:span></text:p>
      <text:p text:style-name="_5b_Basic_20_Paragraph_5d_"><text:span text:style-name="p-Erläuterungen"><text:span text:style-name="T15">Die Geschichte bzw. Hintergrundgeschichte in einer Zusammenfassung, die sich am Plot orientiert (eher kausal als deskriptiv), so wie der Spieler sie erleben soll. Sehr gut: Ausgang der Story wird mit erzählt.</text:span></text:span></text:p>
      <text:p text:style-name="P7"/>
      <text:p text:style-name="_5b_Basic_20_Paragraph_5d_"><text:span text:style-name="p-Beispiele"><text:span text:style-name="T12">[Beispiel: „Der junge Taxifahrer Armando Sanchez findet unter seinem Autositz ein merkwürdiges Buch, welches dem unfreundlichen Fahrgast Eduardo Perez versehentlich dorthin gefallen ist und vergessen wurde. Als er das Buch aufschlägt findet er sich plötzlich im alten Reich der Azteken wieder, in einer kleinen Kammer eines Hauses in Tenochtitlán. In dieser Welt verkörpert er einen jungen Krieger, der noch mitten in seiner Ausbildung steckt. Er erfährt von einem mächtigen Artefakt, dem Dolch des Lebens, welcher nicht in die Hände der Spanier, die soeben an der Küste gelandet sind, gelangen darf. Während sich sein Lehrer Timas auf den Weg macht, um die fünf Teile des Dolches an verschiedenen Orten zu verstecken, zieht Armando zusammen mit den anderen Kriegern in die Schlacht gegen die Spanier, um seinem Lehrmeister einen gewissen Vorsprung zu verschaffen. Der Trupp, dem Armando angehört, wird gefangen genommen. Allerdings schafft es der junge Krieger zu fliehen. Während der kurzen Gefangenschaft erfährt er, dass einige Spanier seinem Lehrmeister auf den Fersen sind. Der Anführer des spanischen Trupps ist Eduardo, der sich ein zweites Exemplar des Buches besorgt hat, nachdem er das Buch des Taxifahrers nicht zurückerhalten konnte. Er verfolgt den Lehrer, um die Verstecke der Dolchfragmente herauszufinden, damit er sie in der heutigen Zeit bergen kann. Dies versucht Armando zu verhindern, indem er versucht, sowohl in der Zeit der Azteken als auch in der heutigen Zeit, immer einen Schritt vor Eduardo zu sein. Am Ende gelangt jedoch Eduardo in Besitz der fünf Fragmente und nur in letzter Sekunde kann Armando das Übel, was über die Welt fallen würde, abwenden“.]</text:span></text:span></text:p>
      <text:p text:style-name="P7"/>
      <text:p text:style-name="_5b_Basic_20_Paragraph_5d_"><text:span text:style-name="h2"><text:span text:style-name="T9">Synopse / Synopsis:</text:span></text:span><text:span text:style-name="p-Erläuterungen"><text:span text:style-name="T15"> Wie Kurzexposé, aber das Ende der Geschichte wird nicht verraten. Mag aus spannungstechnischer Sicht ok sein („Cliffhanger-Effekt“), ist aber für Publisher unbefriedigend, da sie die Güte der Story nicht bewerten können.</text:span></text:span></text:p>
      <text:p text:style-name="P7"/>
      <text:p text:style-name="_5b_Basic_20_Paragraph_5d_"><text:span text:style-name="p-Beispiele"><text:span text:style-name="T12">[Beispiel: „Bangkok, 1997. Die frisch zum Sergeant der thailändischen Polizei beförderte XY erhält eines Nachts einen Anruf. Sie wird an einen Tatort im Armenviertel der Stadt gerufen, wo sich ihr ein grausames Bild bietet. Eine junge Frau liegt tot in einer Badewanne. Die Obduktion ergibt, dass ihr vor ihrem Tod eine Niere operativ entfernt wurde. Die junge Polizistin gerät bei ihren Ermittlungen ins Visier eines scheinbar skrupellosen Organhändlerrings und muss um ihr Leben fürchten….“]</text:span></text:span></text:p>
      <text:p text:style-name="P7"/>
      <text:p text:style-name="_5b_Basic_20_Paragraph_5d_"><text:span text:style-name="h2"><text:span text:style-name="T9">Zielgruppe / Zielsetzung</text:span></text:span></text:p>
      <text:p text:style-name="_5b_Basic_20_Paragraph_5d_"><text:span text:style-name="p-Erläuterungen"><text:span text:style-name="T15">Zielgruppe: Demographische Daten (Geschlecht, Alter, Beruf, Einkommen etc.), Bedürfnisse, Spielerfahrung, Vorwissen, bevorzugte Genres, Medienzugang usw.</text:span></text:span></text:p>
      <text:p text:style-name="_5b_Basic_20_Paragraph_5d_"><text:span text:style-name="p-Beispiele"><text:span text:style-name="T12"><text:s/></text:span></text:span></text:p>
      <text:p text:style-name="_5b_Basic_20_Paragraph_5d_"><text:span text:style-name="p-Beispiele"><text:span text:style-name="T12">[Beispiel: „In diesem Abschnitt wird die zusammengefasste primäre Zielgruppe näher charakterisiert, sowohl im Hinblick auf demographische Daten als auch im Hinblick auf Kenntnisse und Fertigkeiten des Spiels. Das Spiel richtet sich vornehmlich an ein Fachpublikum bzw. eine Fachpublikums-Spielerschaft. Diese beinhaltet vor allem die Gruppen der Allgemeinmedizin-Studenten sowie berufstätige, approbierte Ärzte. Es gab im Jahr 2009 etwa 80.000 Studierende der Allgemein-Medizin in Deutschland. Hinzu kommt die Gruppe der etwa 400.000 in Deutschland gemeldeten Ärzte. Das Alter der Zielgruppe </text:span></text:span><text:soft-page-break/><text:span text:style-name="p-Beispiele"><text:span text:style-name="T12">liegt etwa zwischen 18 Jahren, dem Alter des schnellen Studienanfängers, und geschätzten 70 Jahren, dem Alter, bei dem die meisten Ärzte bereits in Rente gegangen sind. Der Anteil der Gamer liegt innerhalb der gesamten Zielgruppe bei über 17%. Dies entspricht ca. 16.000 Medizinstudierenden (Anteil der Gamer mindestens 20%) und über 70.000 Ärzten (Anteil der Gamer mindestens 17%) (Siehe Abbildung 1)“]…</text:span></text:span></text:p>
      <text:p text:style-name="P7"/>
      <text:p text:style-name="P7"/>
      <text:p text:style-name="P1">Zielgruppe: ab 12</text:p>
      <text:p text:style-name="P7"/>
      <text:p text:style-name="_5b_Basic_20_Paragraph_5d_"><text:span text:style-name="h1"><text:span text:style-name="T8">Zielsetzung:</text:span></text:span><text:span text:style-name="p-Erläuterungen"><text:span text:style-name="T15"> </text:span></text:span></text:p>
      <text:p text:style-name="_5b_Basic_20_Paragraph_5d_"><text:span text:style-name="p-Erläuterungen"><text:span text:style-name="T15">Welches Spielgefühl soll der Zielgruppe vermittelt, welche Motivation ausgelöst werden? <text:s/></text:span></text:span></text:p>
      <text:p text:style-name="P5"><text:span text:style-name="p-Erläuterungen"><text:span text:style-name="T17"/></text:span></text:p>
      <text:p text:style-name="P1">Stimmung/Emotion: spaß, niedlich, vertraulich</text:p>
      <text:p text:style-name="P7"/>
      <text:p text:style-name="_5b_Basic_20_Paragraph_5d_"><text:span text:style-name="h2"><text:span text:style-name="T9">Risikoanalyse / Vergleichsanalyse</text:span></text:span></text:p>
      <text:p text:style-name="_5b_Basic_20_Paragraph_5d_"><text:span text:style-name="p-Erläuterungen"><text:span text:style-name="T15">Welche ähnlichen Spiele gibt es und wie unterscheidet sich mein Spiel von den bisherigen? Möglicherweise Mitnahmeabsichten („Me Too“), dann ist dieses Kapitel besonders wichtig, denn der zusätzliche Bedarf muss nachvollziehbar und überzeugend belegt werden.</text:span></text:span></text:p>
      <text:p text:style-name="P5"><text:span text:style-name="p-Erläuterungen"><text:span text:style-name="T17"/></text:span></text:p>
      <text:p text:style-name="_5b_Basic_20_Paragraph_5d_"><text:span text:style-name="p-Erläuterungen"><text:span text:style-name="T15">„Es geht bei diesem Kapitel nicht um eine vollständige Risikoliste mit allen Abwägungen. Vielmehr soll sich das Team klarmachen, welche Voraussetzungen es mitbringt und vor welchen Herausforderungen es steht. Riskant sind meist Aufgaben, für die das Team noch keine Vorgehensweise kennt und bei denen es an Routine mangelt. Bei solchen Aufgaben verschätzt man sich schneller mit der Aufwandsrechnung. Dann kann es passieren, dass die Aufgabe nicht in der gewünschten Qualität oder Zeit erledigt werden kann. Dramatisch wird es, wenn es sich um ein Kernfeature handelt, das Spiel ist dann praktisch verloren.</text:span></text:span></text:p>
      <text:p text:style-name="_5b_Basic_20_Paragraph_5d_"><text:span text:style-name="p-Erläuterungen"><text:span text:style-name="T15">Riskante und unbekannte Aufgaben stellt man daher an den Anfang der Entwicklung. Denn da hat das Team noch am meisten Zeit, auf Probleme zu reagieren. Die Zeiten sind endgültig vorbei, als man noch mit den Features anfing, die am meisten Spaß machten oder am aufregendsten waren.“</text:span></text:span></text:p>
      <text:p text:style-name="P5"><text:span text:style-name="p-Erläuterungen"><text:span text:style-name="T17"/></text:span></text:p>
      <text:p text:style-name="_5b_Basic_20_Paragraph_5d_"><text:span text:style-name="h2"><text:span text:style-name="T9">Lizenzen</text:span></text:span></text:p>
      <text:p text:style-name="P1">Open Source, Creative Commons 3.0</text:p>
      <text:p text:style-name="P7"/>
      <text:p text:style-name="_5b_Basic_20_Paragraph_5d_"><text:span text:style-name="h2"><text:span text:style-name="T9">Systemanforderungen</text:span></text:span></text:p>
      <text:p text:style-name="_5b_Basic_20_Paragraph_5d_"><text:span text:style-name="p-Erläuterungen"><text:span text:style-name="T15">Hier wird beschrieben, welche Hard- und Softwareanforderungen des Nutzers erforderlich sein werden.</text:span></text:span></text:p>
      <text:p text:style-name="P4"><text:span text:style-name="p-Eigene-Inhalte"><text:span text:style-name="T17"/></text:span></text:p>
      <text:p text:style-name="_5b_Basic_20_Paragraph_5d_"><text:soft-page-break/><text:span text:style-name="p-Eigene-Inhalte"><text:span text:style-name="T7">PC Version: Mindestens Core2Duo, 1024 MB Ram Arbeitsspeicher, 100 MB freier Speicher</text:span></text:span></text:p>
      <text:p text:style-name="P4"><text:span text:style-name="p-Eigene-Inhalte"><text:span text:style-name="T17"/></text:span></text:p>
      <text:p text:style-name="_5b_Basic_20_Paragraph_5d_"><text:span text:style-name="p-Eigene-Inhalte"><text:span text:style-name="T7">Android:</text:span></text:span></text:p>
      <text:p text:style-name="_5b_Basic_20_Paragraph_5d_"><text:span text:style-name="p-Eigene-Inhalte"><text:span text:style-name="T7">iPhone:</text:span></text:span></text:p>
      <text:p text:style-name="P7"/>
      <text:p text:style-name="_5b_Basic_20_Paragraph_5d_"><text:span text:style-name="h2"><text:span text:style-name="T9">Entwicklungsumgebung</text:span></text:span></text:p>
      <text:p text:style-name="_5b_Basic_20_Paragraph_5d_"><text:span text:style-name="p-Erläuterungen"><text:span text:style-name="T15">Mit welcher Hardwareanforderung wird das Spiel entwickelt, welche Softwaretools werden genutzt (alle nennen, die im Workflow vorkommen incl. Graphik- und Audiotools!). Falls möglich: Die Entwicklungsumgebung für die einzelnen Teammitglieder notieren, daraus leitet sich ab, welche Lizenzen benötigt werden.</text:span></text:span></text:p>
      <text:p text:style-name="_5b_Basic_20_Paragraph_5d_"><text:span text:style-name="p-Erläuterungen"><text:span text:style-name="T15">Kann an dieser Stelle kurz gefasst werden, eine vollständige Liste könnte beispielsweise in den Anhang.</text:span></text:span></text:p>
      <text:p text:style-name="P3"><text:span text:style-name="h2"><text:span text:style-name="T17"/></text:span></text:p>
      <text:p text:style-name="_5b_Basic_20_Paragraph_5d_"><text:span text:style-name="h2"><text:span text:style-name="T9">Hardware</text:span></text:span></text:p>
      <text:p text:style-name="_5b_Basic_20_Paragraph_5d_"><text:span text:style-name="p-Eigene-Inhalte"><text:span text:style-name="T7">Entwickelt und getestet wird mit PC, Mac und Linux</text:span></text:span></text:p>
      <text:p text:style-name="P5"><text:span text:style-name="p-Erläuterungen"><text:span text:style-name="T17"/></text:span></text:p>
      <text:p text:style-name="_5b_Basic_20_Paragraph_5d_"><text:span text:style-name="p-Erläuterungen"><text:span text:style-name="T15">Sowohl die Entwicklerhardware als auch die Testhardware aufführen, falls bekannt.</text:span></text:span></text:p>
      <text:p text:style-name="P7"/>
      <text:p text:style-name="_5b_Basic_20_Paragraph_5d_"><text:span text:style-name="h2"><text:span text:style-name="T9">Software</text:span></text:span></text:p>
      <text:p text:style-name="P5"><text:span text:style-name="p-Erläuterungen"><text:span text:style-name="T17"/></text:span></text:p>
      <text:p text:style-name="_5b_Basic_20_Paragraph_5d_"><text:span text:style-name="p-Eigene-Inhalte"><text:span text:style-name="T7">- Unity als Game-Engine</text:span></text:span></text:p>
      <text:p text:style-name="_5b_Basic_20_Paragraph_5d_"><text:span text:style-name="p-Eigene-Inhalte"><text:span text:style-name="T7">- Github zur Versionskontrolle</text:span></text:span></text:p>
      <text:p text:style-name="_5b_Basic_20_Paragraph_5d_"><text:span text:style-name="p-Eigene-Inhalte"><text:span text:style-name="T7">- Windwows, OsX und Linux als Betriebssystem</text:span></text:span></text:p>
      <text:p text:style-name="_5b_Basic_20_Paragraph_5d_"><text:span text:style-name="p-Eigene-Inhalte"><text:span text:style-name="T7">- Photoshop für Grafik-Design</text:span></text:span></text:p>
      <text:p text:style-name="_5b_Basic_20_Paragraph_5d_"><text:span text:style-name="p-Eigene-Inhalte"><text:span text:style-name="T7">- Textedit und Indesign für Dokumente</text:span></text:span></text:p>
      <text:p text:style-name="_5b_Basic_20_Paragraph_5d_"><text:span text:style-name="p-Eigene-Inhalte"><text:span text:style-name="T7">- Browser, Mail und Skype</text:span></text:span></text:p>
      <text:p text:style-name="P5"><text:span text:style-name="p-Erläuterungen"><text:span text:style-name="T17"/></text:span></text:p>
      <text:p text:style-name="P5"><text:span text:style-name="p-Erläuterungen"><text:span text:style-name="T17"/></text:span></text:p>
      <text:p text:style-name="_5b_Basic_20_Paragraph_5d_"><text:span text:style-name="h2"><text:span text:style-name="T9">Tutorial und / oder 2-Minute-Walkthrough</text:span></text:span></text:p>
      <text:p text:style-name="_5b_Basic_20_Paragraph_5d_"><text:span text:style-name="p-Erläuterungen"><text:span text:style-name="T15">Wie wird das Spiel gespielt? Eine kurze (und möglichst bedeutende) Spielszene, als Drehbuch geschrieben, sollte das vermitteln. Außerdem: Darstellung der Anleitung, wie sie im Spiel vermittelt wird (Ingame-Tutorial, externes Tutorial). Auch wenn dieser Punkt optional ist, kann man ihn gut nutzen, um den Flow des Spiels zu veranschaulichen. Sollte jedoch kurz gehalten werden.</text:span></text:span></text:p>
      <text:p text:style-name="P7"/>
      <text:p text:style-name="_5b_Basic_20_Paragraph_5d_"><text:span text:style-name="h2"><text:span text:style-name="T9">Team und Status Quo</text:span></text:span></text:p>
      <text:p text:style-name="P7"/>
      <text:p text:style-name="_5b_Basic_20_Paragraph_5d_"><text:span text:style-name="p-Erläuterungen"><text:span text:style-name="T15">Falls es bereits ein Team gibt, sollte es hier mit all den vorhandenen Kompetenzen aufgeführt werden. Gibt es einen Status Quo des Projektes (z.B. bereits vorhandener Prototyp?), bis wann sollen welche Ziele erreicht werden? Must haves – nice to haves usw.</text:span></text:span></text:p>
      <text:p text:style-name="P5"><text:span text:style-name="p-Erläuterungen"><text:span text:style-name="T17"/></text:span></text:p>
      <text:p text:style-name="P1">Projekt Beteiligte: </text:p>
      <text:p text:style-name="P1">David Wichter, DMS, Programmierung, System-Design</text:p>
      <text:p text:style-name="P1">Jonas Tsigos, IMD, Konzept, Story, Grafik-Design</text:p>
      <text:p text:style-name="P1"><text:soft-page-break/>Yannick Assert, DMS, Programmierung, System-Design</text:p>
      <text:p text:style-name="P5"><text:span text:style-name="p-Erläuterungen"><text:span text:style-name="T17"/></text:span></text:p>
      <text:p text:style-name="P7"/>
      <text:p text:style-name="P1">MUST HAVE:</text:p>
      <text:p text:style-name="P1">- Game-engine</text:p>
      <text:p text:style-name="P1">- First Playable</text:p>
      <text:p text:style-name="P1">- Design &amp; Story</text:p>
      <text:p text:style-name="P1">- Menu, Optionen, Start</text:p>
      <text:p text:style-name="P1">- Soundtheme Effects</text:p>
      <text:p text:style-name="P7"/>
      <text:p text:style-name="P7"/>
      <text:p text:style-name="P1">NICE TO HAVE: </text:p>
      <text:p text:style-name="P1">- Items, Achievements</text:p>
      <text:p text:style-name="P1">- Intro, Animation, Splashscreen</text:p>
      <text:p text:style-name="P1">- mehr Levels</text:p>
      <text:p text:style-name="P1">- Level Events</text:p>
      <text:p text:style-name="P1">- iOs, Android Versionen</text:p>
      <text:p text:style-name="P1">- mehr Optionen</text:p>
      <text:p text:style-name="P7"/>
      <text:p text:style-name="_5b_Basic_20_Paragraph_5d_"><text:span text:style-name="h1"><text:span text:style-name="T8">II. Game Design Perspectives</text:span></text:span></text:p>
      <text:p text:style-name="P7"/>
      <text:p text:style-name="_5b_Basic_20_Paragraph_5d_"><text:span text:style-name="p-Erläuterungen"><text:span text:style-name="T15">Dieser Teil des Dokumentes gehört noch zum Konzept, ist aber bereits der Übergang zum Design Document. Jeder Arbeitsbereich (zumindest im Design) wird später hier festgehalten und bis ins Detail ausgearbeitet. Das Technical Document kann enthalten sein oder aus dem Design Document hervorgehen. Das DD ist auch Grundlage für den Producer: hiermit werden Budgets errechnet, Meilensteine festgelegt usw.</text:span></text:span></text:p>
      <text:p text:style-name="P7"/>
      <text:p text:style-name="_5b_Basic_20_Paragraph_5d_"><text:span text:style-name="h2"><text:span text:style-name="T9">Spielziel</text:span></text:span></text:p>
      <text:p text:style-name="_5b_Basic_20_Paragraph_5d_"><text:span text:style-name="p-Eigene-Inhalte"><text:span text:style-name="T7">Der spieler sammelt Punkte in Form von Früchten.</text:span></text:span></text:p>
      <text:p text:style-name="P5"><text:span text:style-name="p-Erläuterungen"><text:span text:style-name="T17"/></text:span></text:p>
      <text:p text:style-name="_5b_Basic_20_Paragraph_5d_"><text:span text:style-name="p-Erläuterungen"><text:span text:style-name="T15">Falls es eins gibt, sollte es hier beschrieben werden (Bedingungen für Gewinn oder Verlust), bei narrativen Spielen (z.B. Adventures): Beschreibung des grundlegenden Rätseldesigns. </text:span></text:span></text:p>
      <text:p text:style-name="P7"/>
      <text:p text:style-name="_5b_Basic_20_Paragraph_5d_"><text:span text:style-name="h2"><text:span text:style-name="T9">Gameplay und Story</text:span></text:span></text:p>
      <text:p text:style-name="_5b_Basic_20_Paragraph_5d_"><text:span text:style-name="p-Erläuterungen"><text:span text:style-name="T15">Man kann diese beiden Aspekte zusammen fassen oder als getrennte Aspekte behandeln. Hier werden sie zusammen gefasst.</text:span></text:span></text:p>
      <text:p text:style-name="_5b_Basic_20_Paragraph_5d_"><text:span text:style-name="p-Erläuterungen"><text:span text:style-name="T15">Sinnvoll: Hier einen etwas erweiterten Abriss von Story und Gameplay geben, möglichst, ohne sich zu wiederholen. </text:span></text:span></text:p>
      <text:p text:style-name="P7"/>
      <text:p text:style-name="P7"/>
      <text:p text:style-name="_5b_Basic_20_Paragraph_5d_"><text:span text:style-name="h2"><text:span text:style-name="T9">Setting / World</text:span></text:span></text:p>
      <text:p text:style-name="_5b_Basic_20_Paragraph_5d_"><text:span text:style-name="p-Erläuterungen"><text:span text:style-name="T15">Wann, Wo. </text:span></text:span></text:p>
      <text:p text:style-name="_5b_Basic_20_Paragraph_5d_"><text:span text:style-name="p-Erläuterungen"><text:span text:style-name="T15">Landschaft, Umgebung, Physik: Darstellung der Spielewelt – Perspektive, Stil, Leveldesign. Grenzen der Maps, Bedingungen für das Begehen der Maps. Spawn-Punkte </text:span></text:span><text:soft-page-break/><text:span text:style-name="p-Erläuterungen"><text:span text:style-name="T15">für Einheiten, Objekte. Kann sehr detailliert werden: genaue Beschreibung von Maps, Missionen, Kampagnen. </text:span></text:span></text:p>
      <text:p text:style-name="P7"/>
      <text:p text:style-name="_5b_Basic_20_Paragraph_5d_"><text:span text:style-name="p-Beispiele"><text:span text:style-name="T12">[Beispiel: Das Spiel findet nur auf der Map statt. Die Karten sind in begehbare und nicht begehbare Gebiete unterteilt. Während sich auf dem begehbaren Gebiet alle Einheiten bewegen können, bleiben die nicht begehbaren den fliegenden Einheiten vorbehalten. Die Karte besitzt mehrere Ebenen, welche an bestimmten Stellen Übergänge aufweisen. Die nächst höhere – oder tiefere – Ebene kann nur über diese Übergänge erreicht werden. Fliegende Einheiten sind nicht an diese Übergänge gebunden. Die Höhenunterschiede auf den Ebenen bieten keine Vor- bzw. Nachteile. Auf der Karte befinden sich Objekte wie Gras, große Steine oder Bäume. Die größeren dieser Objekte erzeugen ein kleines Rechteck unpassierbaren Gebietes. Diese Objekte haben keine Gameplayrelevanz, sondern sind rein ästhetischer Natur. Auf der Karte sind 2 Rohstoffe verteilt: Mineralien und Vespin-Gas. Diese Rohstoffe können von der Spielfigur gesammelt werden, um sich weiter zu entwickeln. </text:span></text:span></text:p>
      <text:p text:style-name="_5b_Basic_20_Paragraph_5d_"><text:span text:style-name="p-Beispiele"><text:span text:style-name="T12">(aus: Beschreibung einer Starcraft-Map, Michael Kring, 2005)]</text:span></text:span></text:p>
      <text:p text:style-name="P7"/>
      <text:p text:style-name="P3"><text:span text:style-name="h2"><text:span text:style-name="T17"/></text:span></text:p>
      <text:p text:style-name="_5b_Basic_20_Paragraph_5d_"><text:span text:style-name="h2"><text:span text:style-name="T9">Charaktere</text:span></text:span></text:p>
      <text:p text:style-name="P4"><text:span text:style-name="p-Eigene-Inhalte"><text:span text:style-name="T17"/></text:span></text:p>
      <text:p text:style-name="_5b_Basic_20_Paragraph_5d_"><text:span text:style-name="p-Eigene-Inhalte"><text:span text:style-name="T7">Raupe<text:tab/><text:tab/><text:tab/>Eruca<text:tab/><text:tab/>(Spieler)</text:span></text:span></text:p>
      <text:p text:style-name="_5b_Basic_20_Paragraph_5d_"><text:span text:style-name="p-Eigene-Inhalte"><text:span text:style-name="T7">Die junge Raupe Eruca macht sich auf die Reise um die Welt zu entdecken. </text:span></text:span></text:p>
      <text:p text:style-name="P4"><text:span text:style-name="p-Eigene-Inhalte"><text:span text:style-name="T17"/></text:span></text:p>
      <text:p text:style-name="_5b_Basic_20_Paragraph_5d_"><text:span text:style-name="p-Eigene-Inhalte"><text:span text:style-name="T7">Marienkäfer<text:tab/><text:tab/><text:tab/><text:tab/>(Gegner)</text:span></text:span></text:p>
      <text:p text:style-name="_5b_Basic_20_Paragraph_5d_"><text:span text:style-name="p-Eigene-Inhalte"><text:span text:style-name="T7">Durch ihre Panzerung und größe sind sie besonders schwer zu überwinden. Besser ausweichen!</text:span></text:span></text:p>
      <text:p text:style-name="P4"><text:span text:style-name="p-Eigene-Inhalte"><text:span text:style-name="T17"/></text:span></text:p>
      <text:p text:style-name="_5b_Basic_20_Paragraph_5d_"><text:span text:style-name="p-Eigene-Inhalte"><text:span text:style-name="T7">Wespen<text:tab/><text:tab/><text:tab/><text:tab/><text:tab/></text:span></text:span></text:p>
      <text:p text:style-name="_5b_Basic_20_Paragraph_5d_"><text:span text:style-name="p-Eigene-Inhalte"><text:span text:style-name="T7">Achtung: Die Wespen kommen aus den Lüften. Höre genau hin um nicht überrascht zu werden.</text:span></text:span></text:p>
      <text:p text:style-name="P4"><text:span text:style-name="p-Eigene-Inhalte"><text:span text:style-name="T17"/></text:span></text:p>
      <text:p text:style-name="_5b_Basic_20_Paragraph_5d_"><text:span text:style-name="p-Eigene-Inhalte"><text:span text:style-name="T7">Borkenkäfer</text:span></text:span></text:p>
      <text:p text:style-name="_5b_Basic_20_Paragraph_5d_"><text:span text:style-name="p-Eigene-Inhalte"><text:span text:style-name="T7">Sie leben meist unter der Erde und lassen sich kaum blicken, kommt man ihm aber zu nahe kann er blitzschnell aufgeschrckt werden.</text:span></text:span></text:p>
      <text:p text:style-name="P5"><text:span text:style-name="p-Erläuterungen"><text:span text:style-name="T17"/></text:span></text:p>
      <text:p text:style-name="_5b_Basic_20_Paragraph_5d_"><text:span text:style-name="p-Erläuterungen"><text:span text:style-name="T15">Wann, Wer.</text:span></text:span></text:p>
      <text:p text:style-name="_5b_Basic_20_Paragraph_5d_"><text:span text:style-name="p-Erläuterungen"><text:span text:style-name="T15">Das Wichtigste: der Avatar (falls vorhanden -&gt; nicht alle Spiele haben einen Avatar), wenn er die Spielerfigur repräsentiert. Das sind die typischen Formulierungen: „Der Spieler schlüpft in die Rolle …“ – das geht auch besser. Beschreiben Sie den Konflikt, mit dem der Spieler konfrontiert wird. Wenn Sie es gut machen, brennt der Spieler darauf, diese Figur zu übernehmen!</text:span></text:span></text:p>
      <text:p text:style-name="P7"/>
      <text:p text:style-name="_5b_Basic_20_Paragraph_5d_"><text:span text:style-name="h2"><text:span text:style-name="T9">Weitere Charaktere:</text:span></text:span></text:p>
      <text:p text:style-name="_5b_Basic_20_Paragraph_5d_"><text:span text:style-name="p-Erläuterungen"><text:span text:style-name="T15">NPCs: Questgeber, Antagonisten, Retardanten, Volk usw.</text:span></text:span></text:p>
      <text:p text:style-name="_5b_Basic_20_Paragraph_5d_"><text:span text:style-name="p-Erläuterungen"><text:span text:style-name="T15">Einheiten </text:span></text:span></text:p>
      <text:p text:style-name="_5b_Basic_20_Paragraph_5d_"><text:span text:style-name="p-Erläuterungen"><text:span text:style-name="T15">Wichtige Fragen sind hier:</text:span></text:span></text:p>
      <text:p text:style-name="_5b_Basic_20_Paragraph_5d_"><text:span text:style-name="p-Erläuterungen"><text:span text:style-name="T15">Welche Figuren sind durch den Spieler steuerbar?</text:span></text:span></text:p>
      <text:p text:style-name="_5b_Basic_20_Paragraph_5d_"><text:span text:style-name="p-Erläuterungen"><text:span text:style-name="T15">Welche nicht?</text:span></text:span></text:p>
      <text:p text:style-name="_5b_Basic_20_Paragraph_5d_"><text:soft-page-break/><text:span text:style-name="p-Erläuterungen"><text:span text:style-name="T15">Kann der Spieler zwischen Figuren wechseln? Was tun dann die anderen Figuren?</text:span></text:span></text:p>
      <text:p text:style-name="_5b_Basic_20_Paragraph_5d_"><text:span text:style-name="p-Erläuterungen"><text:span text:style-name="T15">Ist KI vorgesehen, wenn ja, für wen? Welche KI? (hierzu kann auch ein eigenes Kapitel angelegt werden)</text:span></text:span></text:p>
      <text:p text:style-name="_5b_Basic_20_Paragraph_5d_"><text:span text:style-name="p-Erläuterungen"><text:span text:style-name="T15">Es bietet sich an, hier die Assets für die Charaktere einzufügen. Allerdings wird dies auch oft gesondert behandelt (wie auch hier  Unterpunkt: Assets). </text:span></text:span></text:p>
      <text:p text:style-name="P7"/>
      <text:p text:style-name="_5b_Basic_20_Paragraph_5d_"><text:span text:style-name="h2"><text:span text:style-name="T9">Story </text:span></text:span></text:p>
      <text:p text:style-name="_5b_Basic_20_Paragraph_5d_"><text:span text:style-name="p-Erläuterungen"><text:span text:style-name="T15">Vor allem, wenn es sich um ein Adventure oder sonst stark narratives Spiel handelt, muss die Geschichte komplett (als Treatment oder Drehbuch) erzählt werden.</text:span></text:span></text:p>
      <text:p text:style-name="_5b_Basic_20_Paragraph_5d_"><text:span text:style-name="p-Erläuterungen"><text:span text:style-name="T15">Wichtig hierbei:</text:span></text:span></text:p>
      <text:p text:style-name="_5b_Basic_20_Paragraph_5d_"><text:span text:style-name="p-Erläuterungen"><text:span text:style-name="T15">Ausweisen der Cut-Scenes</text:span></text:span></text:p>
      <text:p text:style-name="_5b_Basic_20_Paragraph_5d_"><text:span text:style-name="p-Erläuterungen"><text:span text:style-name="T15">Ausweisen der Rätsel / Spielherausforderung</text:span></text:span></text:p>
      <text:p text:style-name="_5b_Basic_20_Paragraph_5d_"><text:span text:style-name="p-Erläuterungen"><text:span text:style-name="T15">Ausweisen unterschiedlicher Erzählstränge</text:span></text:span></text:p>
      <text:p text:style-name="P5"><text:span text:style-name="p-Erläuterungen"><text:span text:style-name="T17"/></text:span></text:p>
      <text:p text:style-name="_5b_Basic_20_Paragraph_5d_"><text:span text:style-name="h2"><text:span text:style-name="T9">Dialogsystem</text:span></text:span></text:p>
      <text:p text:style-name="_5b_Basic_20_Paragraph_5d_"><text:span text:style-name="p-Erläuterungen"><text:span text:style-name="T15">Dieser Teil kann entsprechend sehr umfangreich werden, deshalb überlegen, ob es an dieser Stelle oder weiter hinten steht.</text:span></text:span></text:p>
      <text:p text:style-name="P7"/>
      <text:p text:style-name="_5b_Basic_20_Paragraph_5d_"><text:span text:style-name="h2"><text:span text:style-name="T9">Spielregeln und Balancing</text:span></text:span></text:p>
      <text:p text:style-name="_5b_Basic_20_Paragraph_5d_"><text:span text:style-name="p-Erläuterungen"><text:span text:style-name="T15">Je nach Spielprinzip kann dieser Punkt auch sehr viel weiter oben stehen.</text:span></text:span></text:p>
      <text:p text:style-name="_5b_Basic_20_Paragraph_5d_"><text:span text:style-name="p-Erläuterungen"><text:span text:style-name="T15">Bei Poker/Skat usw.: ganz oben. Bei eher storylastigen Spielen: weiter unten. Es kann sogar sein, dass dies kein eigener Punkt ist, weil es keine oder kaum explizite, sondern nur implizite Regeln gibt, welche dann über das Gameplay abgebildet werden. Dann entfällt dieser Punkt sogar zugunsten des Punktes „Gameplay“.</text:span></text:span></text:p>
      <text:p text:style-name="P5"><text:span text:style-name="p-Erläuterungen"><text:span text:style-name="T17"/></text:span></text:p>
      <text:p text:style-name="_5b_Basic_20_Paragraph_5d_"><text:span text:style-name="p-Erläuterungen"><text:span text:style-name="T15"><text:s/>Je nach Spielprinzip ist es notwendig, bereits vor der Produktionsphase Balancing-Struktur und Abläufe genau festzulegen. Diese sollten so aufgebaut sein, dass sie während der gesamten Produktion dynamisch sind.</text:span></text:span></text:p>
      <text:p text:style-name="P5"><text:span text:style-name="p-Erläuterungen"><text:span text:style-name="T17"/></text:span></text:p>
      <text:p text:style-name="_5b_Basic_20_Paragraph_5d_"><text:span text:style-name="p-Eigene-Inhalte"><text:span text:style-name="T7">LEVELMECHANIK</text:span></text:span></text:p>
      <text:p text:style-name="P4"><text:span text:style-name="p-Eigene-Inhalte"><text:span text:style-name="T17"/></text:span></text:p>
      <text:p text:style-name="_5b_Basic_20_Paragraph_5d_"><text:span text:style-name="p-Eigene-Inhalte"><text:span text:style-name="T7">————————————————————————</text:span></text:span></text:p>
      <text:p text:style-name="_5b_Basic_20_Paragraph_5d_"><text:span text:style-name="p-Eigene-Inhalte"><text:span text:style-name="T7">Segmentverhalten:</text:span></text:span></text:p>
      <text:p text:style-name="P4"><text:span text:style-name="p-Eigene-Inhalte"><text:span text:style-name="T17"/></text:span></text:p>
      <text:p text:style-name="_5b_Basic_20_Paragraph_5d_"><text:span text:style-name="p-Eigene-Inhalte"><text:span text:style-name="T7"><text:tab/>- Raupe verliert Segment bei Gegner Kollision</text:span></text:span></text:p>
      <text:p text:style-name="_5b_Basic_20_Paragraph_5d_"><text:span text:style-name="p-Eigene-Inhalte"><text:span text:style-name="T7"><text:tab/>- Raupe kann 12 Segmente lang werden.</text:span></text:span></text:p>
      <text:p text:style-name="_5b_Basic_20_Paragraph_5d_"><text:span text:style-name="p-Eigene-Inhalte"><text:span text:style-name="T7"><text:tab/>- Vollständige Raupe mit 12 Segmenten (25 pro Segment) hat 150 fiktive Punkte</text:span></text:span></text:p>
      <text:p text:style-name="_5b_Basic_20_Paragraph_5d_"><text:span text:style-name="p-Eigene-Inhalte"><text:span text:style-name="T7"><text:tab/>- Raupe bekommt Segment mit sammeln einer Erdbeere</text:span></text:span></text:p>
      <text:p text:style-name="P4"><text:span text:style-name="p-Eigene-Inhalte"><text:span text:style-name="T17"/></text:span></text:p>
      <text:p text:style-name="P4"><text:span text:style-name="p-Eigene-Inhalte"><text:span text:style-name="T17"/></text:span></text:p>
      <text:p text:style-name="_5b_Basic_20_Paragraph_5d_"><text:span text:style-name="p-Eigene-Inhalte"><text:span text:style-name="T7">————————————————————————</text:span></text:span></text:p>
      <text:p text:style-name="_5b_Basic_20_Paragraph_5d_"><text:span text:style-name="p-Eigene-Inhalte"><text:span text:style-name="T7">Achievements pro Level: (Insgesamt 21 Früchte mit 150 Vitamine)</text:span></text:span></text:p>
      <text:p text:style-name="P4"><text:span text:style-name="p-Eigene-Inhalte"><text:span text:style-name="T17"/></text:span></text:p>
      <text:p text:style-name="_5b_Basic_20_Paragraph_5d_"><text:span text:style-name="p-Eigene-Inhalte"><text:span text:style-name="T7">5 x <text:s/>Erdbeere </text:span></text:span></text:p>
      <text:p text:style-name="_5b_Basic_20_Paragraph_5d_"><text:span text:style-name="p-Eigene-Inhalte"><text:span text:style-name="T7"><text:tab/>- Segment ++ <text:s/>( 25 fiktive Vitamine)</text:span></text:span></text:p>
      <text:p text:style-name="P4"><text:span text:style-name="p-Eigene-Inhalte"><text:span text:style-name="T17"/></text:span></text:p>
      <text:p text:style-name="_5b_Basic_20_Paragraph_5d_"><text:span text:style-name="p-Eigene-Inhalte"><text:span text:style-name="T7">5 x Kirschen</text:span></text:span></text:p>
      <text:p text:style-name="_5b_Basic_20_Paragraph_5d_"><text:span text:style-name="p-Eigene-Inhalte"><text:span text:style-name="T7"><text:tab/>+ 10 Vitamine</text:span></text:span></text:p>
      <text:p text:style-name="P4"><text:soft-page-break/><text:span text:style-name="p-Eigene-Inhalte"><text:span text:style-name="T17"/></text:span></text:p>
      <text:p text:style-name="_5b_Basic_20_Paragraph_5d_"><text:span text:style-name="p-Eigene-Inhalte"><text:span text:style-name="T7">10 x Pflaumen</text:span></text:span></text:p>
      <text:p text:style-name="_5b_Basic_20_Paragraph_5d_"><text:span text:style-name="p-Eigene-Inhalte"><text:span text:style-name="T7"><text:tab/>+ 5 Vitamine</text:span></text:span></text:p>
      <text:p text:style-name="_5b_Basic_20_Paragraph_5d_"><text:span text:style-name="p-Eigene-Inhalte"><text:span text:style-name="T7"><text:s/></text:span></text:span></text:p>
      <text:p text:style-name="_5b_Basic_20_Paragraph_5d_"><text:span text:style-name="p-Eigene-Inhalte"><text:span text:style-name="T7">1 x Apfel</text:span></text:span></text:p>
      <text:p text:style-name="_5b_Basic_20_Paragraph_5d_"><text:span text:style-name="p-Eigene-Inhalte"><text:span text:style-name="T7"><text:tab/>+ 50 Vitamine</text:span></text:span></text:p>
      <text:p text:style-name="P4"><text:span text:style-name="p-Eigene-Inhalte"><text:span text:style-name="T17"/></text:span></text:p>
      <text:p text:style-name="P4"><text:span text:style-name="p-Eigene-Inhalte"><text:span text:style-name="T17"/></text:span></text:p>
      <text:p text:style-name="P4"><text:span text:style-name="p-Eigene-Inhalte"><text:span text:style-name="T17"/></text:span></text:p>
      <text:p text:style-name="_5b_Basic_20_Paragraph_5d_"><text:span text:style-name="p-Eigene-Inhalte"><text:span text:style-name="T7">————————————————————————</text:span></text:span></text:p>
      <text:p text:style-name="_5b_Basic_20_Paragraph_5d_"><text:span text:style-name="p-Eigene-Inhalte"><text:span text:style-name="T7">Siegbedingungen:</text:span></text:span></text:p>
      <text:p text:style-name="P4"><text:span text:style-name="p-Eigene-Inhalte"><text:span text:style-name="T17"/></text:span></text:p>
      <text:p text:style-name="P4"><text:span text:style-name="p-Eigene-Inhalte"><text:span text:style-name="T17"/></text:span></text:p>
      <text:p text:style-name="_5b_Basic_20_Paragraph_5d_"><text:span text:style-name="p-Eigene-Inhalte"><text:span text:style-name="T7">Schlecht</text:span></text:span></text:p>
      <text:p text:style-name="_5b_Basic_20_Paragraph_5d_"><text:span text:style-name="p-Eigene-Inhalte"><text:span text:style-name="T7"><text:tab/>- Ab 25 Vitamien</text:span></text:span></text:p>
      <text:p text:style-name="P4"><text:span text:style-name="p-Eigene-Inhalte"><text:span text:style-name="T17"/></text:span></text:p>
      <text:p text:style-name="_5b_Basic_20_Paragraph_5d_"><text:span text:style-name="p-Eigene-Inhalte"><text:span text:style-name="T7">Mittel </text:span></text:span></text:p>
      <text:p text:style-name="_5b_Basic_20_Paragraph_5d_"><text:span text:style-name="p-Eigene-Inhalte"><text:span text:style-name="T7"><text:tab/>- Ab 150 Vitamien</text:span></text:span></text:p>
      <text:p text:style-name="P4"><text:span text:style-name="p-Eigene-Inhalte"><text:span text:style-name="T17"/></text:span></text:p>
      <text:p text:style-name="_5b_Basic_20_Paragraph_5d_"><text:span text:style-name="p-Eigene-Inhalte"><text:span text:style-name="T7">Sehr gut</text:span></text:span></text:p>
      <text:p text:style-name="_5b_Basic_20_Paragraph_5d_"><text:span text:style-name="p-Eigene-Inhalte"><text:span text:style-name="T7"><text:tab/>- Ab 250 Vitamien</text:span></text:span></text:p>
      <text:p text:style-name="P4"><text:span text:style-name="p-Eigene-Inhalte"><text:span text:style-name="T17"/></text:span></text:p>
      <text:p text:style-name="P5"><text:span text:style-name="p-Erläuterungen"><text:span text:style-name="T17"/></text:span></text:p>
      <text:p text:style-name="P5"><text:span text:style-name="p-Erläuterungen"><text:span text:style-name="T17"/></text:span></text:p>
      <text:p text:style-name="P7"/>
      <text:p text:style-name="P7"/>
      <text:p text:style-name="_5b_Basic_20_Paragraph_5d_"><text:span text:style-name="h2"><text:span text:style-name="T9">Spielerführung</text:span></text:span></text:p>
      <text:p text:style-name="_5b_Basic_20_Paragraph_5d_"><text:span text:style-name="p-Erläuterungen"><text:span text:style-name="T15">Festlegung der benötigten Fähigkeiten des Spielers:</text:span></text:span></text:p>
      <text:p text:style-name="_5b_Basic_20_Paragraph_5d_"><text:span text:style-name="p-Erläuterungen"><text:span text:style-name="T15">Hier beschreiben Sie, welche Voraussetzungen Sie vom Spieler erwarten. Ausgehend von der Beschreibung der Zielgruppe gehen Sie hier auf den Spielertyp ein.</text:span></text:span></text:p>
      <text:p text:style-name="P5"><text:span text:style-name="p-Erläuterungen"><text:span text:style-name="T17"/></text:span></text:p>
      <text:p text:style-name="_5b_Basic_20_Paragraph_5d_"><text:span text:style-name="p-Erläuterungen"><text:span text:style-name="T15">Spielertyp (z.B. Archiver, Explorer, Socialiser, Killer [Typ1 oder 2])</text:span></text:span></text:p>
      <text:p text:style-name="_5b_Basic_20_Paragraph_5d_"><text:span text:style-name="p-Erläuterungen"><text:span text:style-name="T15">Schwierigkeitsgrad (statische Auswahl, dynamische Anpassung)</text:span></text:span></text:p>
      <text:p text:style-name="P7"/>
      <text:p text:style-name="_5b_Basic_20_Paragraph_5d_"><text:span text:style-name="h2"><text:span text:style-name="T9">Festlegung der Handlungsoptionen des Spielers - Steuerung</text:span></text:span></text:p>
      <text:p text:style-name="P7"/>
      <text:p text:style-name="_5b_Basic_20_Paragraph_5d_"><text:span text:style-name="p-Erläuterungen"><text:span text:style-name="T15">Handlungsoptionen des Spieler = Entscheidungen, die der Spieler treffen kann – werden über Steuerung abgebildet. Hier bietet sich eine anschauliche Visualisierung an:</text:span></text:span></text:p>
      <text:p text:style-name="P5"><text:span text:style-name="p-Erläuterungen"><text:span text:style-name="T17"/></text:span></text:p>
      <text:p text:style-name="_5b_Basic_20_Paragraph_5d_"><text:span text:style-name="p-Erläuterungen"><text:span text:style-name="T15">Beispiel:</text:span></text:span></text:p>
      <text:p text:style-name="P7"/>
      <text:p text:style-name="P7"/>
      <text:p text:style-name="_5b_Basic_20_Paragraph_5d_"><text:span text:style-name="h2"><text:span text:style-name="T9">Handlungsoptionen der Figur</text:span></text:span></text:p>
      <text:p text:style-name="P7"/>
      <text:p text:style-name="_5b_Basic_20_Paragraph_5d_"><text:span text:style-name="p-Erläuterungen"><text:span text:style-name="T15">Hier werden die Features zusammen gefasst, die den Figuren zur Verfügung stehen.</text:span></text:span></text:p>
      <text:p text:style-name="_5b_Basic_20_Paragraph_5d_"><text:soft-page-break/><text:span text:style-name="p-Erläuterungen"><text:span text:style-name="T15">Bewegen im Raum (gehen, laufen, springen, klettern, hangeln usw., angeben: springen: wie hoch, klettern: worauf / woran usw.)</text:span></text:span></text:p>
      <text:p text:style-name="_5b_Basic_20_Paragraph_5d_"><text:span text:style-name="p-Erläuterungen"><text:span text:style-name="T15">Welche Eingrenzungen werden jeweils durch das Leveldesign gegeben</text:span></text:span></text:p>
      <text:p text:style-name="_5b_Basic_20_Paragraph_5d_"><text:span text:style-name="p-Erläuterungen"><text:span text:style-name="T15">Bewegungsmöglichkeiten im Raum: Frei (3D) oder seitlich (vor/zurück/hoch/runter) oder Iso</text:span></text:span></text:p>
      <text:p text:style-name="_5b_Basic_20_Paragraph_5d_"><text:span text:style-name="p-Erläuterungen"><text:span text:style-name="T15">Umsehen (oben, unten, rechts, links)</text:span></text:span></text:p>
      <text:p text:style-name="_5b_Basic_20_Paragraph_5d_"><text:span text:style-name="p-Erläuterungen"><text:span text:style-name="T15">Kollisionen = Veränderung der Umgebung</text:span></text:span></text:p>
      <text:p text:style-name="_5b_Basic_20_Paragraph_5d_"><text:span text:style-name="p-Erläuterungen"><text:span text:style-name="T15">Objekte aufnehmen</text:span></text:span></text:p>
      <text:p text:style-name="_5b_Basic_20_Paragraph_5d_"><text:span text:style-name="p-Erläuterungen"><text:span text:style-name="T15">Wegnehmen / zurücklegen</text:span></text:span></text:p>
      <text:p text:style-name="_5b_Basic_20_Paragraph_5d_"><text:span text:style-name="p-Erläuterungen"><text:span text:style-name="T15">Verändern / zerstören</text:span></text:span></text:p>
      <text:p text:style-name="_5b_Basic_20_Paragraph_5d_"><text:span text:style-name="p-Erläuterungen"><text:span text:style-name="T15">Bauen / kombinieren</text:span></text:span></text:p>
      <text:p text:style-name="_5b_Basic_20_Paragraph_5d_"><text:span text:style-name="p-Erläuterungen"><text:span text:style-name="T15">Jeweils Bedingungen beschreiben</text:span></text:span></text:p>
      <text:p text:style-name="_5b_Basic_20_Paragraph_5d_"><text:span text:style-name="p-Erläuterungen"><text:span text:style-name="T15">Objekte</text:span></text:span></text:p>
      <text:p text:style-name="_5b_Basic_20_Paragraph_5d_"><text:span text:style-name="p-Erläuterungen"><text:span text:style-name="T15">Können hier beschrieben werden oder unter „Assets“. Definiert werden die Features und das Aussehen der Objekte.</text:span></text:span></text:p>
      <text:p text:style-name="P7"/>
      <text:p text:style-name="P7"/>
      <text:p text:style-name="_5b_Basic_20_Paragraph_5d_"><text:span text:style-name="h2"><text:span text:style-name="T9">Intro / Intro-Animation</text:span></text:span></text:p>
      <text:p text:style-name="_5b_Basic_20_Paragraph_5d_"><text:span text:style-name="p-Erläuterungen"><text:span text:style-name="T15">Das Intro soll den Spieler ins Spiel ziehen, ihm die Welt vorstellen, die Atmosphäre, es soll „Lust“ auf das Spiel machen. Keinesfalls soll hier schon der Hauptkonflikt der Geschichte vorgestellt werden, denn Intros lassen sich überspringen (oder sollten es zumindest) und es ist ein Spiel, das heißt: Der Spieler möchte mit dem Hauptkonflikt in die erste entscheidende Spielsituation gebracht werden – und möglichst selbst entscheiden. Also: das „Pulver“ nicht gleich im Intro verschießen! Form: am besten im Stil eines Treatments, Drehbuchs oder eines Storyboards.</text:span></text:span></text:p>
      <text:p text:style-name="P7"/>
      <text:p text:style-name="_5b_Basic_20_Paragraph_5d_"><text:span text:style-name="h2"><text:span text:style-name="T9">Storyboard</text:span></text:span></text:p>
      <text:p text:style-name="_5b_Basic_20_Paragraph_5d_"><text:span text:style-name="p-Erläuterungen"><text:span text:style-name="T15">Filmische Sequenzen („Cut-Scenes“ bzw. „Cinematics“) werden wie ein filmisches Storyboard dargestellt. In der Regeln nicht interaktiv (ist aber möglich!).</text:span></text:span></text:p>
      <text:p text:style-name="_5b_Basic_20_Paragraph_5d_"><text:span text:style-name="p-Erläuterungen"><text:span text:style-name="T15">Manche Spiele werden komplett als Storyboard entwickelt auf dem Niveau von „Concept Arts“ (Konzeptzeichnungen), die dann gleichzeitig als „Artworks“ fungieren (z.B. für das Handbuch oder in den Communities). Es gibt Programme, mit denen sich digitale Storyboards entwickeln lassen. Hier werden „Prototypen“ erstellt, die entweder die Funktionalität veranschaulichen (Steuerung, Interaktionen im Spiel) oder das „Look and Feel“ des Spiels darstellen. </text:span></text:span></text:p>
      <text:p text:style-name="_5b_Basic_20_Paragraph_5d_"><text:span text:style-name="p-Erläuterungen"><text:span text:style-name="T15">Für die Darstellung der Ästhetik im Spiel können „Mood-Paintings“ verwendet werden, z.B. aus anderen Spielen, aber auch Filmen oder Comics (Quellangaben nicht vergessen!).</text:span></text:span></text:p>
      <text:p text:style-name="_5b_Basic_20_Paragraph_5d_"><text:span text:style-name="p-Erläuterungen"><text:span text:style-name="T15">Interfacekonzeption</text:span></text:span></text:p>
      <text:p text:style-name="_5b_Basic_20_Paragraph_5d_"><text:span text:style-name="h2"><text:span text:style-name="T9">Installation, Registrierung, Personalisierung, Anmeldung</text:span></text:span></text:p>
      <text:p text:style-name="_5b_Basic_20_Paragraph_5d_"><text:span text:style-name="p-Erläuterungen"><text:span text:style-name="T15">Diese Aspekte werden zwar erst relativ spät in der Entwicklung eines Spiels festgelegt, weil sie zumeist mit dem Vertriebskonzept des Publishers zusammen definiert werden. Trotzdem unbedingt frühzeitig damit beschäftigen und im Hinblick auf die Zielgruppe ggffs. Empfehlungen aussprechen.</text:span></text:span></text:p>
      <text:p text:style-name="P7"/>
      <text:p text:style-name="_5b_Basic_20_Paragraph_5d_"><text:span text:style-name="h2"><text:span text:style-name="T9">Hauptmenü</text:span></text:span></text:p>
      <text:p text:style-name="_5b_Basic_20_Paragraph_5d_"><text:soft-page-break/><text:span text:style-name="p-Erläuterungen"><text:span text:style-name="T15">Neu, laden, speichern, Spiel-/Graphik-/Audiooptionen, Credits usw. Das Hauptmenü ist dem Spiel in der Regel vorgelagert oder im Spiel, z.B. durch Drücken einer Taste, abrufbar.</text:span></text:span></text:p>
      <text:p text:style-name="P5"><text:span text:style-name="p-Erläuterungen"><text:span text:style-name="T17"/></text:span></text:p>
      <text:p text:style-name="_5b_Basic_20_Paragraph_5d_"><text:span text:style-name="p-Erläuterungen"><text:span text:style-name="T15">Abbildung 1: „Auf der Suche nach den verlorenen Kilowatt”, Hauptmenü-Konzept von Tommy Schmitt, 2010</text:span></text:span></text:p>
      <text:p text:style-name="P5"><text:span text:style-name="p-Erläuterungen"><text:span text:style-name="T17"/></text:span></text:p>
      <text:p text:style-name="_5b_Basic_20_Paragraph_5d_"><text:span text:style-name="h2"><text:span text:style-name="T9">Spielmenü - Ingame Interface</text:span></text:span></text:p>
      <text:p text:style-name="_5b_Basic_20_Paragraph_5d_"><text:span text:style-name="p-Erläuterungen"><text:span text:style-name="T15">Im Unterschied zum Hauptmenü werden hier die Ingame-Anzeigen dargestellt.</text:span></text:span></text:p>
      <text:p text:style-name="P5"><text:span text:style-name="p-Erläuterungen"><text:span text:style-name="T17"/></text:span></text:p>
      <text:p text:style-name="P5"><text:span text:style-name="p-Erläuterungen"><text:span text:style-name="T17"/></text:span></text:p>
      <text:p text:style-name="_5b_Basic_20_Paragraph_5d_"><text:span text:style-name="p-Erläuterungen"><text:span text:style-name="T15">Abbildung 2: “Cave Wars”: Entwurf des Ingame-Interfaces, Diana Schiefer, 2011</text:span></text:span></text:p>
      <text:p text:style-name="_5b_Basic_20_Paragraph_5d_"><text:span text:style-name="h2"><text:span text:style-name="T9">Assets und Datenkonventionen</text:span></text:span></text:p>
      <text:p text:style-name="_5b_Basic_20_Paragraph_5d_"><text:span text:style-name="p-Erläuterungen"><text:span text:style-name="T15">Liste der verwendeten Dateien (Dateiendungen) sowie Angaben beispielsweise zur Auflösung von Artworks.</text:span></text:span></text:p>
      <text:p text:style-name="P7"/>
      <text:p text:style-name="P7"/>
      <text:p text:style-name="P7"/>
      <text:p text:style-name="_5b_Basic_20_Paragraph_5d_"><text:span text:style-name="h2"><text:span text:style-name="T9">Charaktere</text:span></text:span></text:p>
      <text:p text:style-name="P7"/>
      <text:p text:style-name="_5b_Basic_20_Paragraph_5d_"><text:span text:style-name="p-Erläuterungen"><text:span text:style-name="T15">Abbildung 3: „AUF DER SUCHE NACH DEN VERLORENEN KILOWATT”, VON TOMMY SCHMITT, 2010</text:span></text:span></text:p>
      <text:p text:style-name="P7"/>
      <text:p text:style-name="P7"/>
      <text:p text:style-name="_5b_Basic_20_Paragraph_5d_"><text:span text:style-name="h2"><text:span text:style-name="T9">Objekte</text:span></text:span></text:p>
      <text:p text:style-name="P7"/>
      <text:p text:style-name="_5b_Basic_20_Paragraph_5d_"><text:span text:style-name="p-Erläuterungen"><text:span text:style-name="T15">Abbildung 4: „AUF DER SUCHE NACH DEN VERLORENEN KILOWATT” VON TOMMY SCHMITT, 2010</text:span></text:span></text:p>
      <text:p text:style-name="_5b_Basic_20_Paragraph_5d_"><text:span text:style-name="h2"><text:span text:style-name="T9">Hintergründe</text:span></text:span></text:p>
      <text:p text:style-name="P7"/>
      <text:p text:style-name="_5b_Basic_20_Paragraph_5d_"><text:span text:style-name="p-Erläuterungen"><text:span text:style-name="T15">Abbildung 5: Macchinarium, Daedalic 2010</text:span></text:span></text:p>
      <text:p text:style-name="_5b_Basic_20_Paragraph_5d_"><text:span text:style-name="h2"><text:span text:style-name="T9">Sounds</text:span></text:span></text:p>
      <text:p text:style-name="_5b_Basic_20_Paragraph_5d_"><text:span text:style-name="h2"><text:span text:style-name="T9">Musik, Soundtrack</text:span></text:span></text:p>
      <text:p text:style-name="_5b_Basic_20_Paragraph_5d_"><text:span text:style-name="h2"><text:span text:style-name="T9">Ingame-Sound-Design</text:span></text:span></text:p>
      <text:p text:style-name="_5b_Basic_20_Paragraph_5d_"><text:span text:style-name="h2"><text:span text:style-name="T9">Kampfsystem</text:span></text:span></text:p>
      <text:p text:style-name="_5b_Basic_20_Paragraph_5d_"><text:span text:style-name="h2"><text:span text:style-name="T9">Genaue Ausführung des Kampfsystems</text:span></text:span><text:span text:style-name="p-Erläuterungen"><text:span text:style-name="T15"> (falls vorhanden).</text:span></text:span></text:p>
      <text:p text:style-name="_5b_Basic_20_Paragraph_5d_"><text:span text:style-name="p-Erläuterungen"><text:span text:style-name="T15">Beispiel:</text:span></text:span></text:p>
      <text:p text:style-name="_5b_Basic_20_Paragraph_5d_"><text:span text:style-name="p-Erläuterungen"><text:span text:style-name="T15">Initialisierung: </text:span></text:span></text:p>
      <text:p text:style-name="_5b_Basic_20_Paragraph_5d_"><text:span text:style-name="p-Erläuterungen"><text:span text:style-name="T15">Berechnung der Waffen, Schilde, Hülle (Die Hülle ist gleich (Metallkosten plus Kristallkosten) durch 10) unter Einbeziehung ihrer Techniken </text:span></text:span></text:p>
      <text:p text:style-name="_5b_Basic_20_Paragraph_5d_"><text:span text:style-name="p-Erläuterungen"><text:span text:style-name="T15">Jede Runde (maximal 6) </text:span></text:span></text:p>
      <text:p text:style-name="_5b_Basic_20_Paragraph_5d_"><text:span text:style-name="p-Erläuterungen"><text:span text:style-name="T15">Schilde werden aufgeladen </text:span></text:span></text:p>
      <text:p text:style-name="_5b_Basic_20_Paragraph_5d_"><text:span text:style-name="p-Erläuterungen"><text:span text:style-name="T15">Angreifer und Verteidiger schießen aufeinander (Reihenfolge der angreifenden Schiffe wie im KB: zuerst der Kleine Transporter, zum Schluss der Todesstern bzw. die Große Schildkuppel) </text:span></text:span></text:p>
      <text:p text:style-name="_5b_Basic_20_Paragraph_5d_"><text:span text:style-name="p-Erläuterungen"><text:span text:style-name="T15">Zufällige Auswahl einer gegnerischen Einheit </text:span></text:span></text:p>
      <text:p text:style-name="_5b_Basic_20_Paragraph_5d_"><text:soft-page-break/><text:span text:style-name="p-Erläuterungen"><text:span text:style-name="T15">Schild des angegriffenen Schiffes absorbiert so viel Schaden wie nur möglich, dabei wird die Schildladung entsprechend abgebaut </text:span></text:span></text:p>
      <text:p text:style-name="_5b_Basic_20_Paragraph_5d_"><text:span text:style-name="p-Erläuterungen"><text:span text:style-name="T15">Sollte der Schaden geringer als 1% des maximalen Schildwertes des Verteidigers sein, dann wird dieser Schaden ignoriert, so dass Schildladung und Hülle durch diesen Schuss nicht verändert werden. </text:span></text:span></text:p>
      <text:p text:style-name="_5b_Basic_20_Paragraph_5d_"><text:span text:style-name="p-Erläuterungen"><text:span text:style-name="T15">Restliche Schusskraft greift die Hülle an </text:span></text:span></text:p>
      <text:p text:style-name="_5b_Basic_20_Paragraph_5d_"><text:span text:style-name="p-Erläuterungen"><text:span text:style-name="T15">Hat die Hülle mehr als 30% Schaden, dann kann das angegriffene Schiff mit der gleichen Prozentzahl die es an Schaden hat, auch das Explosionsflag gesetzt bekommen (z. B. 35% Schaden -&gt; 35%ige Chance auf setzen des Explosionsflag).</text:span></text:span></text:p>
      <text:p text:style-name="_5b_Basic_20_Paragraph_5d_"><text:span text:style-name="p-Erläuterungen"><text:span text:style-name="T15">Wenn ein Schiff eine andere Einheit trifft, hat es zusätzlich noch die Möglichkeit, erneut feuern zu dürfen (siehe Rapidfire) </text:span></text:span></text:p>
      <text:p text:style-name="_5b_Basic_20_Paragraph_5d_"><text:span text:style-name="p-Erläuterungen"><text:span text:style-name="T15">Alle Schiffe, die nach einer Runde das Explosionsflag besitzen, werden aus dem Kampf entfernt. </text:span></text:span></text:p>
      <text:p text:style-name="_5b_Basic_20_Paragraph_5d_"><text:span text:style-name="p-Erläuterungen"><text:span text:style-name="T15">Kampfausgang </text:span></text:span></text:p>
      <text:p text:style-name="_5b_Basic_20_Paragraph_5d_"><text:span text:style-name="p-Erläuterungen"><text:span text:style-name="T15">Derjenige, der überlebt (also noch Einheiten besitzt), gewinnt auch. Wenn beide noch Einheiten besitzen, dann ist der Kampf unentschieden und die restlichen Schiffe vom Angreifer fliegen zum Ursprungsplaneten zurück </text:span></text:span></text:p>
      <text:p text:style-name="_5b_Basic_20_Paragraph_5d_"><text:span text:style-name="p-Erläuterungen"><text:span text:style-name="T15">Kämpfen 2 Flotten gegeneinander, die in der ersten Runde zu wenig Hüllenschaden erzeugen (beispielsweise, weil alles von den Schilden abgehalten wird), so wird der Kampf ebenfalls mit einem Unentschieden abgebrochen - Allerdings schon nach der ersten Runde. </text:span></text:span></text:p>
      <text:p text:style-name="_5b_Basic_20_Paragraph_5d_"><text:span text:style-name="p-Erläuterungen"><text:span text:style-name="T15">Der Angreifer kann im Falle eines Sieges max. 50% der vorhandenen Ressourcen des Verteidigers als Beute mitnehmen. </text:span></text:span></text:p>
      <text:p text:style-name="_5b_Basic_20_Paragraph_5d_"><text:span text:style-name="p-Erläuterungen"><text:span text:style-name="T15">Beim Verteidiger werden nun mittels einer Zufallszahl die Verteidigungsanlagen pro Typ zu 60% - 80% vollständig repariert; wenn ein Einheitentyp kleiner gleich 10 ist, dann erfolgt eine eigenständige Berechnung des Wiederaufbaus je Verteidigungseinheit mit einer Chance von 70%. Ein Ingenieur halbiert die Wahrscheinlichkeit eines Nichtwiederaufbaus, d.h. erhöht die Reparaturquote auf 80%-90%. </text:span></text:span></text:p>
      <text:p text:style-name="P5"><text:span text:style-name="p-Erläuterungen"><text:span text:style-name="T17"/></text:span></text:p>
      <text:p text:style-name="P5"><text:span text:style-name="p-Erläuterungen"><text:span text:style-name="T17"/></text:span></text:p>
      <text:p text:style-name="_5b_Basic_20_Paragraph_5d_"><text:span text:style-name="p-Erläuterungen"><text:span text:style-name="T15">Multiplayer / Internet / Network</text:span></text:span></text:p>
      <text:p text:style-name="_5b_Basic_20_Paragraph_5d_"><text:span text:style-name="p-Erläuterungen"><text:span text:style-name="T15">KI</text:span></text:span></text:p>
      <text:p text:style-name="_5b_Basic_20_Paragraph_5d_"><text:span text:style-name="p-Erläuterungen"><text:span text:style-name="T15">Support</text:span></text:span></text:p>
      <text:p text:style-name="_5b_Basic_20_Paragraph_5d_"><text:span text:style-name="p-Erläuterungen"><text:span text:style-name="T15">Team</text:span></text:span></text:p>
      <text:p text:style-name="_5b_Basic_20_Paragraph_5d_"><text:span text:style-name="p-Erläuterungen"><text:span text:style-name="T15">Prototypenkonzept</text:span></text:span></text:p>
      <text:p text:style-name="_5b_Basic_20_Paragraph_5d_"><text:span text:style-name="p-Erläuterungen"><text:span text:style-name="T15">Sonstiges</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5b_No_20_Paragraph_20_Style_5d_" style:display-name="[No Paragraph Style]" style:family="paragraph" style:default-outline-level="">
      <style:paragraph-properties fo:margin-left="0cm" fo:margin-right="0cm" fo:margin-top="0cm" fo:margin-bottom="0cm" loext:contextual-spacing="false" fo:text-align="start" style:justify-single-word="false" fo:orphans="2" fo:widows="2" fo:text-indent="0cm" style:auto-text-indent="false" style:vertical-align="middle" style:writing-mode="lr-tb"/>
      <style:text-properties fo:color="#000000" style:text-line-through-style="none" style:text-line-through-type="none" style:font-name="Ruda-Bold" fo:font-family="Ruda-Bold" style:font-family-generic="roman" style:font-pitch="variable" fo:font-size="12pt" fo:letter-spacing="normal" fo:language="en" fo:country="GB" fo:font-style="normal" fo:font-weight="normal" style:font-name-asian="MinionPro-Regular" style:font-family-asian="MinionPro-Regular" style:font-family-generic-asian="system" style:font-pitch-asian="variable" style:font-size-asian="12pt" style:font-style-asian="normal" style:font-weight-asian="normal" style:text-emphasize="none" style:text-scale="100%"/>
    </style:style>
    <style:style style:name="_5b_Basic_20_Paragraph_5d_" style:display-name="[Basic Paragraph]" style:family="paragraph" style:parent-style-name="_5b_No_20_Paragraph_20_Style_5d_" style:default-outline-level="">
      <style:paragraph-properties fo:margin-left="0cm" fo:margin-right="0cm" fo:margin-top="0cm" fo:margin-bottom="0cm" loext:contextual-spacing="false" fo:text-align="start" style:justify-single-word="false" fo:text-indent="0cm" style:auto-text-indent="false" style:vertical-align="middle"/>
      <style:text-properties fo:color="#000000" style:text-line-through-style="none" style:text-line-through-type="none" fo:font-size="12pt" fo:letter-spacing="normal" fo:language="en" fo:country="GB" fo:font-style="normal" fo:font-weight="normal" style:font-size-asian="12pt" style:font-style-asian="normal" style:font-weight-asian="normal" style:text-emphasize="none" style:text-scale="100%"/>
    </style:style>
    <style:style style:name="h1" style:family="text">
      <style:text-properties fo:color="#000000" style:text-outline="false" fo:font-size="30pt" fo:font-style="normal" fo:font-weight="bold" style:font-size-asian="30pt" style:font-style-asian="normal" style:font-weight-asian="bold"/>
    </style:style>
    <style:style style:name="p-Eigene-Inhalte" style:family="text">
      <style:text-properties fo:color="#000000" style:text-outline="false"/>
    </style:style>
    <style:style style:name="h2" style:family="text">
      <style:text-properties fo:color="#000000" style:text-outline="false" fo:font-size="18pt" fo:font-style="normal" fo:font-weight="bold" style:font-size-asian="18pt" style:font-style-asian="normal" style:font-weight-asian="bold"/>
    </style:style>
    <style:style style:name="p-Beispiele" style:family="text">
      <style:text-properties fo:color="#00ffff" style:text-outline="false"/>
    </style:style>
    <style:style style:name="p-Erläuterungen" style:family="text">
      <style:text-properties fo:color="#d80000" style:text-outline="false"/>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23:04:15.714500000</meta:creation-date>
    <dc:date>2014-08-25T23:05:10.118160000</dc:date>
    <meta:editing-duration>PT55S</meta:editing-duration>
    <meta:editing-cycles>1</meta:editing-cycles>
    <meta:document-statistic meta:table-count="0" meta:image-count="0" meta:object-count="0" meta:page-count="13" meta:paragraph-count="254" meta:word-count="3477" meta:character-count="24798" meta:non-whitespace-character-count="21491"/>
    <meta:generator>LibreOffice/4.3.0.4$MacOSX_X86_64 LibreOffice_project/62ad5818884a2fc2e5780dd45466868d41009ec0</meta:generator>
  </office:meta>
</office:document-meta>
</file>